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ea33" officeooo:paragraph-rsid="0018b615"/>
    </style:style>
    <style:style style:name="P2" style:family="paragraph" style:parent-style-name="Table_20_Contents">
      <style:text-properties officeooo:rsid="00171c8a" officeooo:paragraph-rsid="0018b615"/>
    </style:style>
    <style:style style:name="T1" style:family="text">
      <style:text-properties officeooo:rsid="0018b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Ricerca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Impiegato di segreteria</text:text-input></text:p>
          </table:table-cell>
          <table:table-cell table:style-name="Tabella1.B2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2" office:value-type="string">
            <text:p text:style-name="Table_20_Contents"><text:text-input text:description="">Impiegato di Segreteria dell'Asilo</text:text-input></text:p>
          </table:table-cell>
        </table:table-row>
        <table:table-row>
          <table:table-cell table:style-name="Tabella1.A3" office:value-type="string">
            <text:p text:style-name="Table_20_Contents"><text:text-input text:description="">Utente del Sistema</text:text-input></text:p>
          </table:table-cell>
          <table:table-cell table:style-name="Tabella1.B3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3" office:value-type="string">
            <text:p text:style-name="Table_20_Contents"><text:text-input text:description="">Utente del sistema dell'asilo</text:text-input></text:p>
          </table:table-cell>
        </table:table-row>
        <table:table-row>
          <table:table-cell table:style-name="Tabella1.A4" office:value-type="string">
            <text:p text:style-name="P1"><text:span text:style-name="T1">Direttore</text:span></text:p>
          </table:table-cell>
          <table:table-cell table:style-name="Tabella1.B4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4" office:value-type="string">
            <text:p text:style-name="Table_20_Contents"><text:text-input text:description="">Direttore dell'asilo</text:text-input></text:p>
          </table:table-cell>
        </table:table-row>
        <table:table-row>
          <table:table-cell table:style-name="Tabella1.A5" office:value-type="string">
            <text:p text:style-name="Table_20_Contents"><text:text-input text:description="">Delegato rettore</text:text-input></text:p>
          </table:table-cell>
          <table:table-cell table:style-name="Tabella1.B5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5" office:value-type="string">
            <text:p text:style-name="Table_20_Contents"><text:text-input text:description="">Delegato Rettore dell'asilo</text:text-input></text:p>
          </table:table-cell>
        </table:table-row>
        <table:table-row>
          <table:table-cell table:style-name="Tabella1.A6" office:value-type="string">
            <text:p text:style-name="Table_20_Contents"><text:text-input text:description="">Notifica</text:text-input></text:p>
          </table:table-cell>
          <table:table-cell table:style-name="Tabella1.B6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6" office:value-type="string">
            <text:p text:style-name="Table_20_Contents"><text:text-input text:description="">Notifica relativa ad un'azione</text:text-input></text:p>
          </table:table-cell>
        </table:table-row>
        <table:table-row>
          <table:table-cell table:style-name="Tabella1.A7" office:value-type="string">
            <text:p text:style-name="P2"><text:span text:style-name="T1">VisualizzaNotificheButton</text:span></text:p>
          </table:table-cell>
          <table:table-cell table:style-name="Tabella1.B7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7" office:value-type="string">
            <text:p text:style-name="Table_20_Contents"><text:text-input text:description="">Pulsante per visualizzare le notifiche</text:text-input></text:p>
          </table:table-cell>
        </table:table-row>
        <table:table-row>
          <table:table-cell table:style-name="Tabella1.A8" office:value-type="string">
            <text:p text:style-name="Table_20_Contents"><text:text-input text:description="">VisualizzaNotificheControl</text:text-input></text:p>
          </table:table-cell>
          <table:table-cell table:style-name="Tabella1.B8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  <table:table-cell table:style-name="Tabella1.C8" office:value-type="string">
            <text:p text:style-name="Table_20_Contents"><text:text-input text:description="">Control per la gestione delle notifiche</text:text-input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5:19:43.14</meta:creation-date>
    <meta:editing-duration>PT12M57S</meta:editing-duration>
    <meta:editing-cycles>11</meta:editing-cycles>
    <meta:generator>LibreOffice/3.6$Windows_x86 LibreOffice_project/da8c1e6-fd468f4-454e206-f42a4a9-143cfd</meta:generator>
    <dc:date>2012-11-24T03:20:35.16</dc:date>
    <meta:document-statistic meta:table-count="1" meta:image-count="0" meta:object-count="0" meta:page-count="1" meta:paragraph-count="25" meta:word-count="74" meta:character-count="598" meta:non-whitespace-character-count="54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